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f30" officeooo:paragraph-rsid="001c2f30"/>
    </style:style>
    <style:style style:name="P2" style:family="paragraph" style:parent-style-name="Standard">
      <style:text-properties officeooo:rsid="001dd19b" officeooo:paragraph-rsid="001dd19b"/>
    </style:style>
    <style:style style:name="P3" style:family="paragraph" style:parent-style-name="Standard">
      <style:text-properties officeooo:rsid="001e4afc" officeooo:paragraph-rsid="001e4afc"/>
    </style:style>
    <style:style style:name="P4" style:family="paragraph" style:parent-style-name="Standard">
      <style:text-properties officeooo:rsid="001fde9c" officeooo:paragraph-rsid="001fde9c"/>
    </style:style>
    <style:style style:name="P5" style:family="paragraph" style:parent-style-name="Standard">
      <style:text-properties officeooo:rsid="0020bdc1" officeooo:paragraph-rsid="0020bdc1"/>
    </style:style>
    <style:style style:name="P6" style:family="paragraph" style:parent-style-name="Standard">
      <style:text-properties officeooo:rsid="0020bdc1" officeooo:paragraph-rsid="00230651"/>
    </style:style>
    <style:style style:name="P7" style:family="paragraph" style:parent-style-name="Standard">
      <style:text-properties officeooo:rsid="0021d6a9" officeooo:paragraph-rsid="0021d6a9"/>
    </style:style>
    <style:style style:name="P8" style:family="paragraph" style:parent-style-name="Standard">
      <style:text-properties officeooo:rsid="00230651" officeooo:paragraph-rsid="00230651"/>
    </style:style>
    <style:style style:name="P9" style:family="paragraph" style:parent-style-name="Standard">
      <style:text-properties officeooo:rsid="00238fdd" officeooo:paragraph-rsid="00238fdd"/>
    </style:style>
    <style:style style:name="P10" style:family="paragraph" style:parent-style-name="Standard">
      <style:text-properties officeooo:rsid="0023d749" officeooo:paragraph-rsid="0023d749"/>
    </style:style>
    <style:style style:name="P11" style:family="paragraph" style:parent-style-name="Standard">
      <style:text-properties officeooo:rsid="00258fbd" officeooo:paragraph-rsid="00258fbd"/>
    </style:style>
    <style:style style:name="P12" style:family="paragraph" style:parent-style-name="Standard">
      <style:text-properties officeooo:rsid="00262feb" officeooo:paragraph-rsid="00262feb"/>
    </style:style>
    <style:style style:name="P13" style:family="paragraph" style:parent-style-name="Standard">
      <style:text-properties officeooo:rsid="00262feb" officeooo:paragraph-rsid="00262feb" fo:background-color="#fff200"/>
    </style:style>
    <style:style style:name="P14" style:family="paragraph" style:parent-style-name="Standard">
      <style:text-properties officeooo:rsid="00301278" officeooo:paragraph-rsid="00301278" fo:background-color="#fff200"/>
    </style:style>
    <style:style style:name="P15" style:family="paragraph" style:parent-style-name="Standard">
      <style:text-properties officeooo:rsid="003189ba" officeooo:paragraph-rsid="003189ba" fo:background-color="#fff200"/>
    </style:style>
    <style:style style:name="P16" style:family="paragraph" style:parent-style-name="Standard">
      <style:text-properties officeooo:rsid="00333cde" officeooo:paragraph-rsid="00333cde" fo:background-color="#fff200"/>
    </style:style>
    <style:style style:name="P17" style:family="paragraph" style:parent-style-name="Standard">
      <style:text-properties officeooo:rsid="0027f611" officeooo:paragraph-rsid="0027f611"/>
    </style:style>
    <style:style style:name="P18" style:family="paragraph" style:parent-style-name="Standard">
      <style:text-properties officeooo:rsid="0028c60e" officeooo:paragraph-rsid="0028c60e"/>
    </style:style>
    <style:style style:name="P19" style:family="paragraph" style:parent-style-name="Standard">
      <style:text-properties officeooo:rsid="002c79b1" officeooo:paragraph-rsid="002c79b1"/>
    </style:style>
    <style:style style:name="P20" style:family="paragraph" style:parent-style-name="Standard">
      <style:text-properties officeooo:rsid="002e24be" officeooo:paragraph-rsid="002e24be"/>
    </style:style>
    <style:style style:name="P21" style:family="paragraph" style:parent-style-name="Standard">
      <style:text-properties officeooo:rsid="002ea545" officeooo:paragraph-rsid="002ea545"/>
    </style:style>
    <style:style style:name="P22" style:family="paragraph" style:parent-style-name="Standard">
      <style:text-properties officeooo:rsid="002fa18a" officeooo:paragraph-rsid="002fa18a"/>
    </style:style>
    <style:style style:name="P23" style:family="paragraph" style:parent-style-name="Standard">
      <style:text-properties officeooo:rsid="00301278" officeooo:paragraph-rsid="00301278"/>
    </style:style>
    <style:style style:name="P24" style:family="paragraph" style:parent-style-name="Standard">
      <style:text-properties officeooo:rsid="003189ba" officeooo:paragraph-rsid="003189ba"/>
    </style:style>
    <style:style style:name="P25" style:family="paragraph" style:parent-style-name="Standard">
      <style:text-properties officeooo:rsid="00333cde" officeooo:paragraph-rsid="00333cde"/>
    </style:style>
    <style:style style:name="P26" style:family="paragraph" style:parent-style-name="Standard">
      <style:text-properties officeooo:rsid="00347625" officeooo:paragraph-rsid="00347625"/>
    </style:style>
    <style:style style:name="P27" style:family="paragraph" style:parent-style-name="Standard">
      <style:text-properties officeooo:rsid="00356ba6" officeooo:paragraph-rsid="00356ba6"/>
    </style:style>
    <style:style style:name="P28" style:family="paragraph" style:parent-style-name="Standard">
      <style:text-properties officeooo:rsid="0035d765" officeooo:paragraph-rsid="0035d765"/>
    </style:style>
    <style:style style:name="P29" style:family="paragraph" style:parent-style-name="Standard">
      <style:text-properties officeooo:rsid="0036fb99" officeooo:paragraph-rsid="0036fb99"/>
    </style:style>
    <style:style style:name="P30" style:family="paragraph" style:parent-style-name="Standard">
      <style:text-properties officeooo:rsid="00376194" officeooo:paragraph-rsid="00376194"/>
    </style:style>
    <style:style style:name="P31" style:family="paragraph" style:parent-style-name="Standard">
      <style:text-properties officeooo:rsid="0037f520" officeooo:paragraph-rsid="0037f520"/>
    </style:style>
    <style:style style:name="P3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dd19b" officeooo:paragraph-rsid="001dd19b"/>
    </style:style>
    <style:style style:name="P3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fde9c" officeooo:paragraph-rsid="001e4afc"/>
    </style:style>
    <style:style style:name="P3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0bdc1" officeooo:paragraph-rsid="0020bdc1"/>
    </style:style>
    <style:style style:name="P35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38fdd" officeooo:paragraph-rsid="00238fdd"/>
    </style:style>
    <style:style style:name="P36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9bf5e" officeooo:paragraph-rsid="0029bf5e"/>
    </style:style>
    <style:style style:name="P37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c79b1" officeooo:paragraph-rsid="0027f611"/>
    </style:style>
    <style:style style:name="P38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ea545" officeooo:paragraph-rsid="002ea545"/>
    </style:style>
    <style:style style:name="P39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fa18a" officeooo:paragraph-rsid="002fa18a"/>
    </style:style>
    <style:style style:name="P40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189ba" officeooo:paragraph-rsid="003189ba"/>
    </style:style>
    <style:style style:name="P41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33cde" officeooo:paragraph-rsid="003189ba"/>
    </style:style>
    <style:style style:name="P4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47625" officeooo:paragraph-rsid="003189ba"/>
    </style:style>
    <style:style style:name="P4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56ba6" officeooo:paragraph-rsid="00347625"/>
    </style:style>
    <style:style style:name="P4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76194" officeooo:paragraph-rsid="00356ba6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bold" officeooo:rsid="00376194" officeooo:paragraph-rsid="00376194" style:text-blinking="false" fo:background-color="transparent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bold" officeooo:rsid="0037f520" officeooo:paragraph-rsid="0037f520" style:text-blinking="false" fo:background-color="transparent"/>
    </style:style>
    <style:style style:name="T1" style:family="text">
      <style:text-properties officeooo:rsid="001e4afc"/>
    </style:style>
    <style:style style:name="T2" style:family="text">
      <style:text-properties officeooo:rsid="001fde9c"/>
    </style:style>
    <style:style style:name="T3" style:family="text">
      <style:text-properties officeooo:rsid="00230651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8c60e"/>
    </style:style>
    <style:style style:name="T6" style:family="text">
      <style:text-properties officeooo:rsid="002ea545"/>
    </style:style>
    <style:style style:name="T7" style:family="text">
      <style:text-properties officeooo:rsid="00342fca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6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6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</text:p>
      <text:p text:style-name="P1">23</text:p>
      <text:p text:style-name="P1">26</text:p>
      <text:p text:style-name="P1">27 API Manager docker prometheus istio kubernetes kn knative</text:p>
      <text:p text:style-name="P1"/>
      <text:p text:style-name="P1">23 Prometheus to do analytics =&gt; <text:s/>rafana <text:s/></text:p>
      <text:p text:style-name="P1">27 custom resource definition java go</text:p>
      <text:p text:style-name="P2"><text:a xlink:type="simple" xlink:href="mailto:pubudug@wso2.com" text:style-name="Internet_20_link" text:visited-style-name="Visited_20_Internet_20_Link">pubudug@wso2.com</text:a></text:p>
      <text:p text:style-name="P2"/>
      <text:p text:style-name="P32"/>
      <text:p text:style-name="P2"/>
      <text:p text:style-name="P2">delivery dashboard backend ballerina</text:p>
      <text:p text:style-name="P2">custome information portal <text:s/><text:span text:style-name="T1">fullstack development api manager react fron end do different perspectives</text:span></text:p>
      <text:p text:style-name="P2"/>
      <text:p text:style-name="P3">matrices dashboard full stack <text:span text:style-name="T2">d3.js highcharts</text:span></text:p>
      <text:p text:style-name="P5"><text:a xlink:type="simple" xlink:href="mailto:pasan@wso2.com" text:style-name="Internet_20_link" text:visited-style-name="Visited_20_Internet_20_Link">pasan@wso2.com</text:a></text:p>
      <text:p text:style-name="P5"/>
      <text:p text:style-name="P33"/>
      <text:p text:style-name="P4"/>
      <text:p text:style-name="P4"/>
      <text:p text:style-name="P5">3 projects </text:p>
      <text:p text:style-name="P5"/>
      <text:p text:style-name="P5"><text:span text:style-name="T3">1 - </text:span>simplify cluster deployment complexity</text:p>
      <text:p text:style-name="P5">cluster communication mechanisms</text:p>
      <text:p text:style-name="P5">distributed system and cluster communication</text:p>
      <text:p text:style-name="P5">java </text:p>
      <text:p text:style-name="P5"/>
      <text:p text:style-name="P7">2 – kubernetes agent for product deployment clusters</text:p>
      <text:p text:style-name="P7">cpu marix memeory matrix collector </text:p>
      <text:p text:style-name="P7">only backend create logs</text:p>
      <text:p text:style-name="P7"/>
      <text:p text:style-name="P7">3 – Bring TG deployment to localhost <text:s/></text:p>
      <text:p text:style-name="P8">continuous integration and deployment using jenkins</text:p>
      <text:p text:style-name="P7"/>
      <text:p text:style-name="P8"><text:a xlink:type="simple" xlink:href="mailto:kasung@wso2.com" text:style-name="Internet_20_link" text:visited-style-name="Visited_20_Internet_20_Link">kasung@wso2.com</text:a></text:p>
      <text:p text:style-name="P6"/>
      <text:p text:style-name="P34"/>
      <text:p text:style-name="P5"/>
      <text:p text:style-name="P5"/>
      <text:p text:style-name="P5"/>
      <text:p text:style-name="P9">ESB projects multithreading ,performance, data sttructures, </text:p>
      <text:p text:style-name="P9"/>
      <text:p text:style-name="P9">1 – GraphQL integration for ballerina integratior</text:p>
      <text:p text:style-name="P9">GraphQL <text:s/>- give <text:s/>data in a user required format</text:p>
      <text:p text:style-name="P9"/>
      <text:p text:style-name="P9">3 – Improve resiliency of EI production servers</text:p>
      <text:p text:style-name="P9">prevent catastropic situations , get memeory dumps</text:p>
      <text:p text:style-name="P9"/>
      <text:p text:style-name="P10">4 – Log4j2 async logging support to log mediator</text:p>
      <text:p text:style-name="P10">wriring to disk is costly io operationasynchronus logging to not to wait until logging completes</text:p>
      <text:p text:style-name="P10"/>
      <text:p text:style-name="P10"><text:soft-page-break/>5 – gRPC support for enterprise integrator</text:p>
      <text:p text:style-name="P10"/>
      <text:p text:style-name="P11">6 – Siddhi monitoring using Graffaana</text:p>
      <text:p text:style-name="P11">Analytics in streaming </text:p>
      <text:p text:style-name="P10"/>
      <text:p text:style-name="P11">7 – Tracing support for EI with jagger</text:p>
      <text:p text:style-name="P11">8 – first class support for streaming integration in MI Micro integrator</text:p>
      <text:p text:style-name="P11">gRPC</text:p>
      <text:p text:style-name="P11"/>
      <text:p text:style-name="P11">9 – NATS Connector ofr MI</text:p>
      <text:p text:style-name="P11"/>
      <text:p text:style-name="P12">NATS is a messgae borker for aync communication</text:p>
      <text:p text:style-name="P12">Have a connector to connect NATS with server A and server B</text:p>
      <text:p text:style-name="P11"/>
      <text:p text:style-name="P12">10 – Capacity <text:span text:style-name="T4">forcasting for wso2 EI</text:span></text:p>
      <text:p text:style-name="P13">AI – research </text:p>
      <text:p text:style-name="P12">predict the future number of requests and tell how many number of nodes to buy</text:p>
      <text:p text:style-name="P12">“Time series forecasting” capacity forecasting system with better model</text:p>
      <text:p text:style-name="P17">Recurrent neural networks XGBoost, <text:s/></text:p>
      <text:p text:style-name="P17">use existing models and find a suitable one</text:p>
      <text:p text:style-name="P17"/>
      <text:p text:style-name="P17">11 – Redis caching support for EI</text:p>
      <text:p text:style-name="P17">distributed datastructure – Reddis</text:p>
      <text:p text:style-name="P17">aReddis as a caching layer</text:p>
      <text:p text:style-name="P12"/>
      <text:p text:style-name="P35">2 – GraphQL for micro integrator <text:s/></text:p>
      <text:p text:style-name="P17"/>
      <text:p text:style-name="P17"/>
      <text:p text:style-name="P17"><text:span text:style-name="T5">1 - </text:span>server – io blockchain nio nio2</text:p>
      <text:p text:style-name="P17">– thread pool distrupter</text:p>
      <text:p text:style-name="P17"/>
      <text:p text:style-name="P17"><text:s/><text:span text:style-name="T5">2 – distributed system agreement to a common team 2 army problem</text:span></text:p>
      <text:p text:style-name="P18">kafka – topic(queue) </text:p>
      <text:p text:style-name="P17"/>
      <text:p text:style-name="P36">srinath</text:p>
      <text:p text:style-name="P17"/>
      <text:p text:style-name="P17"/>
      <text:p text:style-name="P19">cellery – micro services in a cell and manage</text:p>
      <text:p text:style-name="P19"/>
      <text:p text:style-name="P19">2 projects </text:p>
      <text:p text:style-name="P19"/>
      <text:p text:style-name="P19">1 – vs code plugin for cellery and dependacny digrams autogenerate cell descriptions</text:p>
      <text:p text:style-name="P20">kubernates, istio, ballerina, c++, cellery</text:p>
      <text:p text:style-name="P37"/>
      <text:p text:style-name="P19"/>
      <text:p text:style-name="P20">33 Fine grained access control <text:span text:style-name="T6">for GraphQL </text:span></text:p>
      <text:p text:style-name="P20"/>
      <text:p text:style-name="P20"/>
      <text:p text:style-name="P21"><text:span text:style-name="T4">32 AI Driven Anomaly detection f</text:span>or API</text:p>
      <text:p text:style-name="P38">unsupervised machine learning </text:p>
      <text:p text:style-name="P22"/>
      <text:p text:style-name="P23"><text:soft-page-break/>Fazlan</text:p>
      <text:p text:style-name="P14">45 AI based recommendation system for API Store</text:p>
      <text:p text:style-name="P22"/>
      <text:p text:style-name="P39"/>
      <text:p text:style-name="P22"/>
      <text:p text:style-name="P40">self servicing license manager</text:p>
      <text:p text:style-name="P24"/>
      <text:p text:style-name="P15"/>
      <text:p text:style-name="P16">34 Auto tuning framework for EI</text:p>
      <text:p text:style-name="P16"/>
      <text:p text:style-name="P16"/>
      <text:p text:style-name="P16">35 <text:span text:style-name="T7">Dynamic auto scaling policies</text:span></text:p>
      <text:p text:style-name="P16"/>
      <text:p text:style-name="P25"/>
      <text:p text:style-name="P41"/>
      <text:p text:style-name="P25"/>
      <text:p text:style-name="P26">Simplifying Deployment synchronization in distributed environemnt</text:p>
      <text:p text:style-name="P26">RDBMs synchronization</text:p>
      <text:p text:style-name="P24"/>
      <text:p text:style-name="P24"/>
      <text:p text:style-name="P42"/>
      <text:p text:style-name="P26"/>
      <text:p text:style-name="P26"/>
      <text:p text:style-name="P28">12 - API design time governance</text:p>
      <text:p text:style-name="P28">API security</text:p>
      <text:p text:style-name="P28"/>
      <text:p text:style-name="P28">13 – integraate api manager with aws lambda</text:p>
      <text:p text:style-name="P28"/>
      <text:p text:style-name="P29">14 – federated API marketplaces</text:p>
      <text:p text:style-name="P29">28 – ReadyAPI plugin for API Manager</text:p>
      <text:p text:style-name="P29">36 – Distributed cache revocation at API gateway</text:p>
      <text:p text:style-name="P43"/>
      <text:p text:style-name="P27"/>
      <text:p text:style-name="P30">1 - gRPC connector for siddhi</text:p>
      <text:p text:style-name="P30">2 – VSCode plugin for Siddhi</text:p>
      <text:p text:style-name="P30"><text:bookmark text:name="docs-internal-guid-a9317ae1-7fff-8dd9-faee-c1e34df18195"/><text:span text:style-name="T8">Project 3 : Siddhi CEP-</text:span><text:span text:style-name="T9">lite</text:span><text:span text:style-name="T10"> </text:span><text:span text:style-name="T8">Implementation (for better performance)</text:span></text:p>
      <text:p text:style-name="P45"/>
      <text:p text:style-name="P46">46 – Lightweight Siddhi runner in java</text:p>
      <text:p text:style-name="P30"/>
      <text:p text:style-name="P31"><text:a xlink:type="simple" xlink:href="mailto:mohan@wso2.com" text:style-name="Internet_20_link" text:visited-style-name="Visited_20_Internet_20_Link">mohan@wso2.com</text:a></text:p>
      <text:p text:style-name="P31"><text:a xlink:type="simple" xlink:href="mailto:suho@wso2.com" text:style-name="Internet_20_link" text:visited-style-name="Visited_20_Internet_20_Link">suho@wso2.com</text:a></text:p>
      <text:p text:style-name="P31"/>
      <text:p text:style-name="P4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42:54.263535666</meta:creation-date>
    <dc:date>2019-06-28T11:41:57.984904460</dc:date>
    <meta:editing-duration>PT51M4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79" meta:word-count="435" meta:character-count="2924" meta:non-whitespace-character-count="2518"/>
  </office:meta>
</office:document-meta>
</file>